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adornments="Regular" style:font-family-generic="roman"/>
    <style:font-face style:name="FreeSans" svg:font-family="FreeSans" style:font-adornments="Regular" style:font-family-generic="swiss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316cm" fo:min-width="0.06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9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05cm" fo:min-width="1.2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5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  <style:text-properties style:font-name="DejaVu Sans" fo:font-size="14pt"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/>
      <style:text-properties style:font-name="DejaVu Sans" fo:font-size="14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  <style:text-properties style:font-name="DejaVu Sans" fo:font-size="20pt" style:font-size-asian="22pt" style:font-size-complex="22pt"/>
    </style:style>
    <style:style style:name="P4" style:family="paragraph">
      <style:paragraph-properties fo:text-align="center"/>
      <style:text-properties style:font-name="DejaVu Sans" fo:font-size="14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style:font-name="DejaVu Sans" fo:font-size="14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  <style:text-properties style:font-name="DejaVu Sans" fo:font-size="14pt"/>
    </style:style>
    <style:style style:name="P7" style:family="paragraph">
      <style:text-properties style:font-name="DejaVu Sans" fo:font-size="14pt" style:font-size-asian="16pt" style:font-size-complex="16pt"/>
    </style:style>
    <style:style style:name="P8" style:family="paragraph">
      <loext:graphic-properties draw:fill="none" draw:fill-color="#ffffff"/>
      <style:text-properties style:font-name="DejaVu Sans" fo:font-size="14pt" style:font-size-asian="16pt" style:font-size-complex="16pt"/>
    </style:style>
    <style:style style:name="P9" style:family="paragraph">
      <style:text-properties style:font-name="DejaVu Sans" fo:font-size="18pt" style:font-size-asian="16pt" style:font-size-complex="16pt"/>
    </style:style>
    <style:style style:name="P10" style:family="paragraph">
      <loext:graphic-properties draw:fill="none" draw:fill-color="#ffffff"/>
      <style:text-properties style:font-name="DejaVu Sans" fo:font-size="20pt" style:font-size-asian="18pt" style:font-size-complex="18pt"/>
    </style:style>
    <style:style style:name="P11" style:family="paragraph">
      <style:paragraph-properties fo:text-align="center"/>
      <style:text-properties style:font-name="DejaVu Sans" fo:font-size="14pt" style:font-size-asian="16pt" style:font-size-complex="16pt"/>
    </style:style>
    <style:style style:name="P12" style:family="paragraph">
      <loext:graphic-properties draw:fill="none"/>
      <style:paragraph-properties fo:text-align="center"/>
      <style:text-properties style:font-name="DejaVu Sans" fo:font-size="14pt" style:font-size-asian="16pt" style:font-size-complex="16pt"/>
    </style:style>
    <style:style style:name="P13" style:family="paragraph">
      <loext:graphic-properties draw:fill="none"/>
      <style:paragraph-properties fo:text-align="center"/>
      <style:text-properties style:font-name="DejaVu Sans" fo:font-size="14pt" fo:font-weight="normal" style:font-weight-asian="normal" style:font-weight-complex="normal"/>
    </style:style>
    <style:style style:name="P14" style:family="paragraph">
      <style:paragraph-properties fo:text-align="center"/>
      <style:text-properties style:font-name="DejaVu Sans" fo:font-size="14pt" fo:font-weight="bold" style:font-weight-asian="normal" style:font-weight-complex="normal"/>
    </style:style>
    <style:style style:name="P15" style:family="paragraph">
      <loext:graphic-properties draw:fill="none"/>
      <style:paragraph-properties fo:text-align="center"/>
      <style:text-properties style:font-name="DejaVu Sans" fo:font-size="14pt" fo:font-weight="bold" style:font-size-asian="20pt" style:font-weight-asian="normal" style:font-size-complex="20pt" style:font-weight-complex="normal"/>
    </style:style>
    <style:style style:name="P16" style:family="paragraph">
      <loext:graphic-properties draw:fill="none" draw:fill-color="#ffffff"/>
      <style:text-properties style:font-name="DejaVu Sans" fo:font-size="18pt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</style:style>
    <style:style style:name="T1" style:family="text">
      <style:text-properties fo:font-weight="normal" style:font-size-asian="15pt" style:font-weight-asian="normal" style:font-size-complex="15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FreeSans" style:font-size-asian="15pt" style:font-name-complex="FreeSans" style:font-size-complex="15pt"/>
    </style:style>
    <style:style style:name="T4" style:family="text">
      <style:text-properties style:text-position="-33% 58%" style:font-name-asian="FreeSans" style:font-size-asian="15pt" style:font-name-complex="FreeSans" style:font-size-complex="15pt"/>
    </style:style>
    <style:style style:name="T5" style:family="text">
      <style:text-properties style:text-position="0% 100%" style:font-name-asian="FreeSerif" style:font-size-asian="16pt" style:font-name-complex="FreeSerif" style:font-size-complex="16pt"/>
    </style:style>
    <style:style style:name="T6" style:family="text">
      <style:text-properties style:text-position="-33% 58%" style:font-name-asian="FreeSans" style:font-size-asian="16pt" style:font-name-complex="FreeSans" style:font-size-complex="16pt"/>
    </style:style>
    <style:style style:name="T7" style:family="text">
      <style:text-properties style:text-position="0% 100%" fo:font-size="20pt" style:font-name-asian="FreeSans" style:font-size-asian="20pt" style:font-name-complex="FreeSans" style:font-size-complex="20pt"/>
    </style:style>
    <style:style style:name="T8" style:family="text">
      <style:text-properties style:text-position="-33% 58%" fo:font-size="20pt" style:font-name-asian="FreeSans" style:font-size-asian="20pt" style:font-name-complex="FreeSans" style:font-size-complex="20pt"/>
    </style:style>
    <style:style style:name="T9" style:family="text">
      <style:text-properties style:font-name-asian="FreeSans" style:font-size-asian="16pt" style:font-name-complex="FreeSans" style:font-size-complex="16pt"/>
    </style:style>
    <style:style style:name="T10" style:family="text">
      <style:text-properties style:text-position="0% 100%" style:font-name-asian="FreeSans" style:font-size-asian="16pt" style:font-name-complex="FreeSans" style:font-size-complex="16pt"/>
    </style:style>
    <style:style style:name="T11" style:family="text">
      <style:text-properties style:text-position="-33% 58%" style:font-name-asian="FreeSerif" style:font-size-asian="16pt" style:font-name-complex="FreeSerif" style:font-size-complex="16pt"/>
    </style:style>
    <style:style style:name="T12" style:family="text">
      <style:text-properties style:font-name="DejaVu Sans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cm" svg:height="0.8cm" svg:x="0.31cm" svg:y="3.548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0.31cm" svg:y1="3.948cm" svg:x2="0.01cm" svg:y2="3.948cm">
          <text:p/>
        </draw:line>
        <draw:custom-shape draw:style-name="gr1" draw:text-style-name="P5" draw:layer="layout" svg:width="0.8cm" svg:height="0.8cm" svg:x="1.61cm" svg:y="3.548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1.61cm" svg:y1="3.948cm" svg:x2="1.11cm" svg:y2="3.948cm">
          <text:p/>
        </draw:line>
        <draw:line draw:style-name="gr3" draw:text-style-name="P6" draw:layer="layout" svg:x1="0.71cm" svg:y1="3.548cm" svg:x2="0.71cm" svg:y2="2.448cm">
          <text:p/>
        </draw:line>
        <draw:line draw:style-name="gr3" draw:text-style-name="P6" draw:layer="layout" svg:x1="2.01cm" svg:y1="3.548cm" svg:x2="2.01cm" svg:y2="2.448cm">
          <text:p/>
        </draw:line>
        <draw:frame draw:style-name="gr4" draw:text-style-name="P8" draw:layer="layout" svg:width="1.5cm" svg:height="1.548cm" svg:x="0.31cm" svg:y="1.7cm">
          <draw:text-box>
            <text:p text:style-name="P7"><text:span text:style-name="T3">σ</text:span><text:span text:style-name="T4">0</text:span></text:p>
          </draw:text-box>
        </draw:frame>
        <draw:frame draw:style-name="gr4" draw:text-style-name="P8" draw:layer="layout" svg:width="1.5cm" svg:height="1.548cm" svg:x="1.61cm" svg:y="1.6cm">
          <draw:text-box>
            <text:p text:style-name="P7"><text:span text:style-name="T5">μ</text:span><text:span text:style-name="T6">0</text:span></text:p>
          </draw:text-box>
        </draw:frame>
        <draw:frame draw:style-name="gr4" draw:text-style-name="P10" draw:layer="layout" svg:width="1.5cm" svg:height="1.548cm" svg:x="-0.79cm" svg:y="3.348cm">
          <draw:text-box>
            <text:p text:style-name="P9"><text:span text:style-name="T7">x</text:span><text:span text:style-name="T8">0</text:span></text:p>
          </draw:text-box>
        </draw:frame>
        <draw:line draw:style-name="gr3" draw:text-style-name="P6" draw:layer="layout" svg:x1="12.8cm" svg:y1="3.9cm" svg:x2="2.41cm" svg:y2="3.948cm">
          <text:p/>
        </draw:line>
        <draw:custom-shape draw:style-name="gr5" draw:text-style-name="P12" draw:layer="layout" svg:width="1.7cm" svg:height="1.3cm" svg:x="2.21cm" svg:y="4.848cm">
          <text:p text:style-name="P11"><text:span text:style-name="T9">σ</text:span><text:span text:style-name="T6">1</text:span><text:span text:style-name="T10">(y</text:span><text:span text:style-name="T6">0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3.01cm" svg:y1="3.948cm" svg:x2="3.01cm" svg:y2="4.848cm">
          <text:p/>
        </draw:line>
        <draw:custom-shape draw:style-name="gr5" draw:text-style-name="P12" draw:layer="layout" svg:width="1.7cm" svg:height="1.3cm" svg:x="4.01cm" svg:y="4.848cm">
          <text:p text:style-name="P11"><text:span text:style-name="T5">μ</text:span><text:span text:style-name="T6">1</text:span><text:span text:style-name="T10">(y</text:span><text:span text:style-name="T6">0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4.81cm" svg:y1="3.948cm" svg:x2="4.81cm" svg:y2="4.848cm">
          <text:p/>
        </draw:line>
        <draw:line draw:style-name="gr3" draw:text-style-name="P6" draw:layer="layout" svg:x1="0.711cm" svg:y1="3.549cm" svg:x2="0.711cm" svg:y2="2.449cm">
          <text:p/>
        </draw:line>
        <draw:line draw:style-name="gr3" draw:text-style-name="P6" draw:layer="layout" svg:x1="2.011cm" svg:y1="3.549cm" svg:x2="2.011cm" svg:y2="2.449cm">
          <text:p/>
        </draw:line>
        <draw:custom-shape draw:style-name="gr1" draw:text-style-name="P13" draw:layer="layout" svg:width="0.8cm" svg:height="0.8cm" svg:x="2.61cm" svg:y="7.248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2.61cm" svg:y1="7.648cm" svg:x2="2.31cm" svg:y2="7.648cm">
          <text:p/>
        </draw:line>
        <draw:custom-shape draw:style-name="gr1" draw:text-style-name="P5" draw:layer="layout" svg:width="0.8cm" svg:height="0.8cm" svg:x="4.41cm" svg:y="7.248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4.41cm" svg:y1="7.648cm" svg:x2="3.41cm" svg:y2="7.648cm">
          <text:p/>
        </draw:line>
        <draw:line draw:style-name="gr3" draw:text-style-name="P6" draw:layer="layout" svg:x1="3.01cm" svg:y1="7.248cm" svg:x2="3.01cm" svg:y2="6.148cm">
          <text:p/>
        </draw:line>
        <draw:frame draw:style-name="gr4" draw:text-style-name="P10" draw:layer="layout" svg:width="1.5cm" svg:height="1.548cm" svg:x="-0.69cm" svg:y="7.048cm">
          <draw:text-box>
            <text:p text:style-name="P9"><text:span text:style-name="T7">x</text:span><text:span text:style-name="T8">1</text:span></text:p>
          </draw:text-box>
        </draw:frame>
        <draw:line draw:style-name="gr3" draw:text-style-name="P6" draw:layer="layout" svg:x1="2.611cm" svg:y1="7.649cm" svg:x2="0.11cm" svg:y2="7.648cm">
          <text:p/>
        </draw:line>
        <draw:line draw:style-name="gr3" draw:text-style-name="P6" draw:layer="layout" svg:x1="4.811cm" svg:y1="7.249cm" svg:x2="4.811cm" svg:y2="6.149cm">
          <text:p/>
        </draw:line>
        <draw:line draw:style-name="gr3" draw:text-style-name="P6" draw:layer="layout" svg:x1="12.8cm" svg:y1="7.6cm" svg:x2="5.21cm" svg:y2="7.648cm">
          <text:p/>
        </draw:line>
        <draw:custom-shape draw:style-name="gr5" draw:text-style-name="P12" draw:layer="layout" svg:width="1.7cm" svg:height="1.3cm" svg:x="5.4cm" svg:y="8.5cm">
          <text:p text:style-name="P11"><text:span text:style-name="T9">σ</text:span><text:span text:style-name="T6">2</text:span><text:span text:style-name="T10">(y</text:span><text:span text:style-name="T6">0:1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6.2cm" svg:y1="7.6cm" svg:x2="6.2cm" svg:y2="8.5cm">
          <text:p/>
        </draw:line>
        <draw:custom-shape draw:style-name="gr5" draw:text-style-name="P12" draw:layer="layout" svg:width="1.7cm" svg:height="1.3cm" svg:x="7.2cm" svg:y="8.5cm">
          <text:p text:style-name="P11"><text:span text:style-name="T5">μ</text:span><text:span text:style-name="T11">2</text:span><text:span text:style-name="T10">(y</text:span><text:span text:style-name="T6">0:1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8cm" svg:y1="7.6cm" svg:x2="8cm" svg:y2="8.5cm">
          <text:p/>
        </draw:line>
        <draw:custom-shape draw:style-name="gr1" draw:text-style-name="P13" draw:layer="layout" svg:width="0.8cm" svg:height="0.8cm" svg:x="5.8cm" svg:y="10.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5.8cm" svg:y1="11.3cm" svg:x2="0.1cm" svg:y2="11.3cm">
          <text:p/>
        </draw:line>
        <draw:custom-shape draw:style-name="gr1" draw:text-style-name="P5" draw:layer="layout" svg:width="0.8cm" svg:height="0.8cm" svg:x="7.6cm" svg:y="10.9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7.6cm" svg:y1="11.3cm" svg:x2="6.6cm" svg:y2="11.3cm">
          <text:p/>
        </draw:line>
        <draw:line draw:style-name="gr3" draw:text-style-name="P6" draw:layer="layout" svg:x1="6.2cm" svg:y1="10.9cm" svg:x2="6.2cm" svg:y2="9.8cm">
          <text:p/>
        </draw:line>
        <draw:line draw:style-name="gr3" draw:text-style-name="P6" draw:layer="layout" svg:x1="8.001cm" svg:y1="10.901cm" svg:x2="8.001cm" svg:y2="9.801cm">
          <text:p/>
        </draw:line>
        <draw:frame draw:style-name="gr4" draw:text-style-name="P10" draw:layer="layout" svg:width="1.5cm" svg:height="1.548cm" svg:x="-0.8cm" svg:y="10.652cm">
          <draw:text-box>
            <text:p text:style-name="P9"><text:span text:style-name="T7">x</text:span><text:span text:style-name="T8">2</text:span></text:p>
          </draw:text-box>
        </draw:frame>
        <draw:line draw:style-name="gr6" draw:text-style-name="P6" draw:layer="layout" svg:x1="6cm" svg:y1="3.9cm" svg:x2="6cm" svg:y2="8.5cm">
          <text:p/>
        </draw:line>
        <draw:line draw:style-name="gr6" draw:text-style-name="P6" draw:layer="layout" svg:x1="7.8cm" svg:y1="3.9cm" svg:x2="7.8cm" svg:y2="8.5cm">
          <text:p/>
        </draw:line>
        <draw:line draw:style-name="gr3" draw:text-style-name="P6" draw:layer="layout" svg:x1="12.8cm" svg:y1="11.3cm" svg:x2="8.42cm" svg:y2="11.3cm">
          <text:p/>
        </draw:line>
        <draw:custom-shape draw:style-name="gr5" draw:text-style-name="P12" draw:layer="layout" svg:width="1.7cm" svg:height="1.3cm" svg:x="8.6cm" svg:y="12.2cm">
          <text:p text:style-name="P11"><text:span text:style-name="T9">σ</text:span><text:span text:style-name="T6">3</text:span><text:span text:style-name="T10">(y</text:span><text:span text:style-name="T6">0:2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9.4cm" svg:y1="11.3cm" svg:x2="9.4cm" svg:y2="12.2cm">
          <text:p/>
        </draw:line>
        <draw:custom-shape draw:style-name="gr5" draw:text-style-name="P12" draw:layer="layout" svg:width="1.7cm" svg:height="1.3cm" svg:x="10.4cm" svg:y="12.2cm">
          <text:p text:style-name="P11"><text:span text:style-name="T5">μ</text:span><text:span text:style-name="T11">3</text:span><text:span text:style-name="T10">(y</text:span><text:span text:style-name="T6">0:2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11.2cm" svg:y1="11.3cm" svg:x2="11.2cm" svg:y2="12.2cm">
          <text:p/>
        </draw:line>
        <draw:custom-shape draw:style-name="gr1" draw:text-style-name="P13" draw:layer="layout" svg:width="0.8cm" svg:height="0.8cm" svg:x="9cm" svg:y="14.6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5" draw:layer="layout" svg:width="0.8cm" svg:height="0.8cm" svg:x="10.8cm" svg:y="14.6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10.8cm" svg:y1="15cm" svg:x2="9.8cm" svg:y2="15cm">
          <text:p/>
        </draw:line>
        <draw:line draw:style-name="gr3" draw:text-style-name="P6" draw:layer="layout" svg:x1="9.4cm" svg:y1="14.6cm" svg:x2="9.4cm" svg:y2="13.5cm">
          <text:p/>
        </draw:line>
        <draw:line draw:style-name="gr3" draw:text-style-name="P6" draw:layer="layout" svg:x1="11.201cm" svg:y1="14.601cm" svg:x2="11.201cm" svg:y2="13.501cm">
          <text:p/>
        </draw:line>
        <draw:line draw:style-name="gr6" draw:text-style-name="P6" draw:layer="layout" svg:x1="9.2cm" svg:y1="7.6cm" svg:x2="9.2cm" svg:y2="12.2cm">
          <text:p/>
        </draw:line>
        <draw:line draw:style-name="gr6" draw:text-style-name="P6" draw:layer="layout" svg:x1="11cm" svg:y1="7.6cm" svg:x2="11cm" svg:y2="12.2cm">
          <text:p/>
        </draw:line>
        <draw:line draw:style-name="gr3" draw:text-style-name="P6" draw:layer="layout" svg:x1="9cm" svg:y1="15cm" svg:x2="0.101cm" svg:y2="15cm">
          <text:p/>
        </draw:line>
        <draw:frame draw:style-name="gr4" draw:text-style-name="P10" draw:layer="layout" svg:width="1.5cm" svg:height="1.548cm" svg:x="-0.799cm" svg:y="14.352cm">
          <draw:text-box>
            <text:p text:style-name="P9"><text:span text:style-name="T7">x</text:span><text:span text:style-name="T8">3</text:span></text:p>
          </draw:text-box>
        </draw:frame>
        <draw:line draw:style-name="gr3" draw:text-style-name="P6" draw:layer="layout" svg:x1="12.8cm" svg:y1="15cm" svg:x2="11.6cm" svg:y2="15cm">
          <text:p/>
        </draw:line>
        <draw:line draw:style-name="gr6" draw:text-style-name="P6" draw:layer="layout" svg:x1="9cm" svg:y1="3.9cm" svg:x2="9cm" svg:y2="12.2cm">
          <text:p/>
        </draw:line>
        <draw:line draw:style-name="gr6" draw:text-style-name="P6" draw:layer="layout" svg:x1="10.8cm" svg:y1="3.9cm" svg:x2="10.8cm" svg:y2="12.2cm">
          <text:p/>
        </draw:line>
        <draw:frame draw:style-name="gr4" draw:text-style-name="P10" draw:layer="layout" svg:width="1.5cm" svg:height="1.548cm" svg:x="12.601cm" svg:y="14.352cm">
          <draw:text-box>
            <text:p text:style-name="P9"><text:span text:style-name="T7">y</text:span><text:span text:style-name="T8">3</text:span></text:p>
          </draw:text-box>
        </draw:frame>
        <draw:frame draw:style-name="gr4" draw:text-style-name="P10" draw:layer="layout" svg:width="1.5cm" svg:height="1.548cm" svg:x="12.61cm" svg:y="3.348cm">
          <draw:text-box>
            <text:p text:style-name="P9"><text:span text:style-name="T7">y</text:span><text:span text:style-name="T8">0</text:span></text:p>
          </draw:text-box>
        </draw:frame>
        <draw:frame draw:style-name="gr4" draw:text-style-name="P10" draw:layer="layout" svg:width="1.5cm" svg:height="1.548cm" svg:x="12.71cm" svg:y="7.048cm">
          <draw:text-box>
            <text:p text:style-name="P9"><text:span text:style-name="T7">y</text:span><text:span text:style-name="T8">1</text:span></text:p>
          </draw:text-box>
        </draw:frame>
        <draw:frame draw:style-name="gr4" draw:text-style-name="P10" draw:layer="layout" svg:width="1.5cm" svg:height="1.548cm" svg:x="12.6cm" svg:y="10.652cm">
          <draw:text-box>
            <text:p text:style-name="P9"><text:span text:style-name="T7">y</text:span><text:span text:style-name="T8">2</text:span></text:p>
          </draw:text-box>
        </draw:frame>
        <draw:custom-shape draw:style-name="gr1" draw:text-style-name="P15" draw:layer="layout" svg:width="0.8cm" svg:height="0.8cm" svg:x="18.3cm" svg:y="1.752cm">
          <text:p text:style-name="P14"><text:span text:style-name="T12">—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18.3cm" svg:y1="2.152cm" svg:x2="16.1cm" svg:y2="2.152cm">
          <text:p/>
        </draw:line>
        <draw:line draw:style-name="gr3" draw:text-style-name="P6" draw:layer="layout" svg:x1="20.3cm" svg:y1="2.152cm" svg:x2="19.1cm" svg:y2="2.152cm">
          <text:p/>
        </draw:line>
        <draw:line draw:style-name="gr3" draw:text-style-name="P6" draw:layer="layout" svg:x1="18.7cm" svg:y1="1.751cm" svg:x2="18.7cm" svg:y2="0.651cm">
          <text:p/>
        </draw:line>
        <draw:line draw:style-name="gr3" draw:text-style-name="P6" draw:layer="layout" svg:x1="20.7cm" svg:y1="1.751cm" svg:x2="20.7cm" svg:y2="0.651cm">
          <text:p/>
        </draw:line>
        <draw:frame draw:style-name="gr4" draw:text-style-name="P8" draw:layer="layout" svg:width="1.5cm" svg:height="1.548cm" svg:x="20.3cm" svg:y="-0.097cm">
          <draw:text-box>
            <text:p text:style-name="P7"><text:span text:style-name="T3">σ</text:span><text:span text:style-name="T4">0</text:span></text:p>
          </draw:text-box>
        </draw:frame>
        <draw:frame draw:style-name="gr4" draw:text-style-name="P8" draw:layer="layout" svg:width="1.5cm" svg:height="1.548cm" svg:x="18.3cm" svg:y="-0.096cm">
          <draw:text-box>
            <text:p text:style-name="P7"><text:span text:style-name="T5">μ</text:span><text:span text:style-name="T6">0</text:span></text:p>
          </draw:text-box>
        </draw:frame>
        <draw:frame draw:style-name="gr4" draw:text-style-name="P10" draw:layer="layout" svg:width="1.5cm" svg:height="1.548cm" svg:x="22.6cm" svg:y="1.552cm">
          <draw:text-box>
            <text:p text:style-name="P9"><text:span text:style-name="T7">x</text:span><text:span text:style-name="T8">0</text:span></text:p>
          </draw:text-box>
        </draw:frame>
        <draw:custom-shape draw:style-name="gr5" draw:text-style-name="P12" draw:layer="layout" svg:width="1.7cm" svg:height="1.3cm" svg:x="19.8cm" svg:y="2.852cm">
          <text:p text:style-name="P11"><text:span text:style-name="T9">σ</text:span><text:span text:style-name="T6">1</text:span><text:span text:style-name="T10">(y</text:span><text:span text:style-name="T6">0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1.7cm" svg:height="1.3cm" svg:x="17.8cm" svg:y="4.352cm">
          <text:p text:style-name="P11"><text:span text:style-name="T5">μ</text:span><text:span text:style-name="T6">1</text:span><text:span text:style-name="T10">(y</text:span><text:span text:style-name="T6">0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18.701cm" svg:y1="1.752cm" svg:x2="18.701cm" svg:y2="0.652cm">
          <text:p/>
        </draw:line>
        <draw:line draw:style-name="gr3" draw:text-style-name="P6" draw:layer="layout" svg:x1="20.701cm" svg:y1="1.752cm" svg:x2="20.701cm" svg:y2="0.652cm">
          <text:p/>
        </draw:line>
        <draw:frame draw:style-name="gr4" draw:text-style-name="P16" draw:layer="layout" svg:width="1.5cm" svg:height="1.548cm" svg:x="15.2cm" svg:y="1.504cm">
          <draw:text-box>
            <text:p text:style-name="P9"><text:span text:style-name="T7">y</text:span><text:span text:style-name="T8">0</text:span></text:p>
          </draw:text-box>
        </draw:frame>
        <draw:frame draw:style-name="gr4" draw:text-style-name="P10" draw:layer="layout" svg:width="1.5cm" svg:height="1.548cm" svg:x="15.2cm" svg:y="6.452cm">
          <draw:text-box>
            <text:p text:style-name="P9"><text:span text:style-name="T7">y</text:span><text:span text:style-name="T8">1</text:span></text:p>
          </draw:text-box>
        </draw:frame>
        <draw:custom-shape draw:style-name="gr1" draw:text-style-name="P15" draw:layer="layout" svg:width="0.8cm" svg:height="0.8cm" svg:x="20.301cm" svg:y="1.753cm">
          <text:p text:style-name="P14"><text:span text:style-name="T12">/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17" draw:layer="layout" svg:x1="16.3cm" svg:y1="2.152cm" svg:x2="16.3cm" svg:y2="14.752cm">
          <text:p/>
        </draw:line>
        <draw:line draw:style-name="gr6" draw:text-style-name="P17" draw:layer="layout" svg:x1="16.7cm" svg:y1="7.152cm" svg:x2="16.7cm" svg:y2="15.052cm">
          <text:p/>
        </draw:line>
        <draw:line draw:style-name="gr2" draw:text-style-name="P3" draw:layer="layout" svg:x1="19.8cm" svg:y1="3.452cm" svg:x2="16.3cm" svg:y2="3.452cm">
          <text:p/>
        </draw:line>
        <draw:line draw:style-name="gr2" draw:text-style-name="P3" draw:layer="layout" svg:x1="17.8cm" svg:y1="5.052cm" svg:x2="16.3cm" svg:y2="5.052cm">
          <text:p/>
        </draw:line>
        <draw:line draw:style-name="gr3" draw:text-style-name="P6" draw:layer="layout" svg:x1="18.7cm" svg:y1="1.752cm" svg:x2="18.7cm" svg:y2="0.652cm">
          <text:p/>
        </draw:line>
        <draw:line draw:style-name="gr3" draw:text-style-name="P6" draw:layer="layout" svg:x1="20.7cm" svg:y1="1.752cm" svg:x2="20.7cm" svg:y2="0.652cm">
          <text:p/>
        </draw:line>
        <draw:custom-shape draw:style-name="gr1" draw:text-style-name="P15" draw:layer="layout" svg:width="0.8cm" svg:height="0.8cm" svg:x="18.301cm" svg:y="6.753cm">
          <text:p text:style-name="P14"><text:span text:style-name="T12">—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18.701cm" svg:y1="6.752cm" svg:x2="18.701cm" svg:y2="5.652cm">
          <text:p/>
        </draw:line>
        <draw:line draw:style-name="gr3" draw:text-style-name="P6" draw:layer="layout" svg:x1="20.701cm" svg:y1="6.752cm" svg:x2="20.701cm" svg:y2="5.652cm">
          <text:p/>
        </draw:line>
        <draw:line draw:style-name="gr3" draw:text-style-name="P6" draw:layer="layout" svg:x1="18.702cm" svg:y1="6.753cm" svg:x2="18.702cm" svg:y2="5.653cm">
          <text:p/>
        </draw:line>
        <draw:custom-shape draw:style-name="gr1" draw:text-style-name="P15" draw:layer="layout" svg:width="0.8cm" svg:height="0.8cm" svg:x="20.302cm" svg:y="6.754cm">
          <text:p text:style-name="P14"><text:span text:style-name="T12">/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18.701cm" svg:y1="6.753cm" svg:x2="18.701cm" svg:y2="5.653cm">
          <text:p/>
        </draw:line>
        <draw:line draw:style-name="gr3" draw:text-style-name="P6" draw:layer="layout" svg:x1="20.701cm" svg:y1="6.753cm" svg:x2="20.7cm" svg:y2="4.152cm">
          <text:p/>
        </draw:line>
        <draw:custom-shape draw:style-name="gr5" draw:text-style-name="P12" draw:layer="layout" svg:width="1.7cm" svg:height="1.3cm" svg:x="19.801cm" svg:y="7.852cm">
          <text:p text:style-name="P11"><text:span text:style-name="T9">σ</text:span><text:span text:style-name="T6">2</text:span><text:span text:style-name="T10">(y</text:span><text:span text:style-name="T6">0:1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1.7cm" svg:height="1.3cm" svg:x="17.801cm" svg:y="9.352cm">
          <text:p text:style-name="P11"><text:span text:style-name="T5">μ</text:span><text:span text:style-name="T11">2</text:span><text:span text:style-name="T10">(y</text:span><text:span text:style-name="T6">0:1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0" draw:layer="layout" svg:width="1.5cm" svg:height="1.548cm" svg:x="15.201cm" svg:y="11.452cm">
          <draw:text-box>
            <text:p text:style-name="P9"><text:span text:style-name="T7">y</text:span><text:span text:style-name="T8">2</text:span></text:p>
          </draw:text-box>
        </draw:frame>
        <draw:line draw:style-name="gr2" draw:text-style-name="P3" draw:layer="layout" svg:x1="19.801cm" svg:y1="8.152cm" svg:x2="16.301cm" svg:y2="8.152cm">
          <text:p/>
        </draw:line>
        <draw:line draw:style-name="gr2" draw:text-style-name="P3" draw:layer="layout" svg:x1="17.801cm" svg:y1="9.752cm" svg:x2="16.301cm" svg:y2="9.752cm">
          <text:p/>
        </draw:line>
        <draw:custom-shape draw:style-name="gr1" draw:text-style-name="P15" draw:layer="layout" svg:width="0.8cm" svg:height="0.8cm" svg:x="18.302cm" svg:y="11.753cm">
          <text:p text:style-name="P14"><text:span text:style-name="T12">—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20.302cm" svg:y1="12.153cm" svg:x2="19.102cm" svg:y2="12.153cm">
          <text:p/>
        </draw:line>
        <draw:line draw:style-name="gr3" draw:text-style-name="P6" draw:layer="layout" svg:x1="18.702cm" svg:y1="11.752cm" svg:x2="18.702cm" svg:y2="10.652cm">
          <text:p/>
        </draw:line>
        <draw:line draw:style-name="gr3" draw:text-style-name="P6" draw:layer="layout" svg:x1="20.702cm" svg:y1="11.752cm" svg:x2="20.702cm" svg:y2="10.652cm">
          <text:p/>
        </draw:line>
        <draw:line draw:style-name="gr3" draw:text-style-name="P6" draw:layer="layout" svg:x1="18.703cm" svg:y1="11.753cm" svg:x2="18.703cm" svg:y2="10.653cm">
          <text:p/>
        </draw:line>
        <draw:custom-shape draw:style-name="gr1" draw:text-style-name="P15" draw:layer="layout" svg:width="0.8cm" svg:height="0.8cm" svg:x="20.303cm" svg:y="11.754cm">
          <text:p text:style-name="P14"><text:span text:style-name="T12">/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18.702cm" svg:y1="11.753cm" svg:x2="18.702cm" svg:y2="10.653cm">
          <text:p/>
        </draw:line>
        <draw:line draw:style-name="gr3" draw:text-style-name="P6" draw:layer="layout" svg:x1="20.702cm" svg:y1="11.753cm" svg:x2="20.701cm" svg:y2="9.152cm">
          <text:p/>
        </draw:line>
        <draw:line draw:style-name="gr2" draw:text-style-name="P3" draw:layer="layout" svg:x1="18.301cm" svg:y1="12.152cm" svg:x2="16.101cm" svg:y2="12.152cm">
          <text:p/>
        </draw:line>
        <draw:line draw:style-name="gr2" draw:text-style-name="P3" draw:layer="layout" svg:x1="18.3cm" svg:y1="7.152cm" svg:x2="16.1cm" svg:y2="7.152cm">
          <text:p/>
        </draw:line>
        <draw:line draw:style-name="gr3" draw:text-style-name="P6" draw:layer="layout" svg:x1="20.3cm" svg:y1="7.152cm" svg:x2="19.1cm" svg:y2="7.152cm">
          <text:p/>
        </draw:line>
        <draw:line draw:style-name="gr2" draw:text-style-name="P3" draw:layer="layout" svg:x1="19.801cm" svg:y1="8.452cm" svg:x2="16.7cm" svg:y2="8.452cm">
          <text:p/>
        </draw:line>
        <draw:line draw:style-name="gr2" draw:text-style-name="P3" draw:layer="layout" svg:x1="17.801cm" svg:y1="10.052cm" svg:x2="16.7cm" svg:y2="10.052cm">
          <text:p/>
        </draw:line>
        <draw:custom-shape draw:style-name="gr5" draw:text-style-name="P12" draw:layer="layout" svg:width="1.7cm" svg:height="1.3cm" svg:x="19.802cm" svg:y="12.852cm">
          <text:p text:style-name="P11"><text:span text:style-name="T9">σ</text:span><text:span text:style-name="T6">3</text:span><text:span text:style-name="T10">(y</text:span><text:span text:style-name="T6">0:2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1.7cm" svg:height="1.3cm" svg:x="17.802cm" svg:y="14.352cm">
          <text:p text:style-name="P11"><text:span text:style-name="T5">μ</text:span><text:span text:style-name="T11">3</text:span><text:span text:style-name="T10">(y</text:span><text:span text:style-name="T6">0:2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0" draw:layer="layout" svg:width="1.5cm" svg:height="1.548cm" svg:x="15.202cm" svg:y="16.452cm">
          <draw:text-box>
            <text:p text:style-name="P9"><text:span text:style-name="T7">y</text:span><text:span text:style-name="T8">3</text:span></text:p>
          </draw:text-box>
        </draw:frame>
        <draw:line draw:style-name="gr2" draw:text-style-name="P3" draw:layer="layout" svg:x1="19.802cm" svg:y1="13.152cm" svg:x2="16.302cm" svg:y2="13.152cm">
          <text:p/>
        </draw:line>
        <draw:line draw:style-name="gr2" draw:text-style-name="P3" draw:layer="layout" svg:x1="17.802cm" svg:y1="14.752cm" svg:x2="16.302cm" svg:y2="14.752cm">
          <text:p/>
        </draw:line>
        <draw:custom-shape draw:style-name="gr1" draw:text-style-name="P15" draw:layer="layout" svg:width="0.8cm" svg:height="0.8cm" svg:x="18.303cm" svg:y="16.753cm">
          <text:p text:style-name="P14"><text:span text:style-name="T12">—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20.303cm" svg:y1="17.153cm" svg:x2="19.103cm" svg:y2="17.153cm">
          <text:p/>
        </draw:line>
        <draw:line draw:style-name="gr3" draw:text-style-name="P6" draw:layer="layout" svg:x1="18.703cm" svg:y1="16.752cm" svg:x2="18.703cm" svg:y2="15.652cm">
          <text:p/>
        </draw:line>
        <draw:line draw:style-name="gr3" draw:text-style-name="P6" draw:layer="layout" svg:x1="20.703cm" svg:y1="16.752cm" svg:x2="20.703cm" svg:y2="15.652cm">
          <text:p/>
        </draw:line>
        <draw:line draw:style-name="gr3" draw:text-style-name="P6" draw:layer="layout" svg:x1="18.704cm" svg:y1="16.753cm" svg:x2="18.704cm" svg:y2="15.653cm">
          <text:p/>
        </draw:line>
        <draw:custom-shape draw:style-name="gr1" draw:text-style-name="P15" draw:layer="layout" svg:width="0.8cm" svg:height="0.8cm" svg:x="20.304cm" svg:y="16.754cm">
          <text:p text:style-name="P14"><text:span text:style-name="T12">/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18.703cm" svg:y1="16.753cm" svg:x2="18.703cm" svg:y2="15.653cm">
          <text:p/>
        </draw:line>
        <draw:line draw:style-name="gr3" draw:text-style-name="P6" draw:layer="layout" svg:x1="20.703cm" svg:y1="16.753cm" svg:x2="20.702cm" svg:y2="14.152cm">
          <text:p/>
        </draw:line>
        <draw:line draw:style-name="gr2" draw:text-style-name="P3" draw:layer="layout" svg:x1="18.302cm" svg:y1="17.152cm" svg:x2="16.102cm" svg:y2="17.152cm">
          <text:p/>
        </draw:line>
        <draw:line draw:style-name="gr2" draw:text-style-name="P3" draw:layer="layout" svg:x1="19.802cm" svg:y1="13.452cm" svg:x2="16.701cm" svg:y2="13.452cm">
          <text:p/>
        </draw:line>
        <draw:line draw:style-name="gr2" draw:text-style-name="P3" draw:layer="layout" svg:x1="17.802cm" svg:y1="15.052cm" svg:x2="16.701cm" svg:y2="15.052cm">
          <text:p/>
        </draw:line>
        <draw:line draw:style-name="gr6" draw:text-style-name="P17" draw:layer="layout" svg:x1="17.1cm" svg:y1="12.152cm" svg:x2="17.1cm" svg:y2="15.352cm">
          <text:p/>
        </draw:line>
        <draw:line draw:style-name="gr2" draw:text-style-name="P3" draw:layer="layout" svg:x1="19.803cm" svg:y1="13.752cm" svg:x2="17.1cm" svg:y2="13.752cm">
          <text:p/>
        </draw:line>
        <draw:line draw:style-name="gr2" draw:text-style-name="P3" draw:layer="layout" svg:x1="17.803cm" svg:y1="15.352cm" svg:x2="17.1cm" svg:y2="15.352cm">
          <text:p/>
        </draw:line>
        <draw:line draw:style-name="gr3" draw:text-style-name="P6" draw:layer="layout" svg:x1="22.7cm" svg:y1="2.152cm" svg:x2="21.1cm" svg:y2="2.152cm">
          <text:p/>
        </draw:line>
        <draw:frame draw:style-name="gr4" draw:text-style-name="P10" draw:layer="layout" svg:width="1.5cm" svg:height="1.548cm" svg:x="22.6cm" svg:y="6.552cm">
          <draw:text-box>
            <text:p text:style-name="P9"><text:span text:style-name="T7">x</text:span><text:span text:style-name="T8">1</text:span></text:p>
          </draw:text-box>
        </draw:frame>
        <draw:line draw:style-name="gr3" draw:text-style-name="P6" draw:layer="layout" svg:x1="22.7cm" svg:y1="7.152cm" svg:x2="21.1cm" svg:y2="7.152cm">
          <text:p/>
        </draw:line>
        <draw:frame draw:style-name="gr4" draw:text-style-name="P10" draw:layer="layout" svg:width="1.5cm" svg:height="1.548cm" svg:x="22.6cm" svg:y="11.552cm">
          <draw:text-box>
            <text:p text:style-name="P9"><text:span text:style-name="T7">x</text:span><text:span text:style-name="T8">2</text:span></text:p>
          </draw:text-box>
        </draw:frame>
        <draw:line draw:style-name="gr3" draw:text-style-name="P6" draw:layer="layout" svg:x1="22.7cm" svg:y1="12.152cm" svg:x2="21.1cm" svg:y2="12.152cm">
          <text:p/>
        </draw:line>
        <draw:frame draw:style-name="gr4" draw:text-style-name="P10" draw:layer="layout" svg:width="1.5cm" svg:height="1.548cm" svg:x="22.6cm" svg:y="16.552cm">
          <draw:text-box>
            <text:p text:style-name="P9"><text:span text:style-name="T7">x</text:span><text:span text:style-name="T8">3</text:span></text:p>
          </draw:text-box>
        </draw:frame>
        <draw:line draw:style-name="gr3" draw:text-style-name="P6" draw:layer="layout" svg:x1="22.7cm" svg:y1="17.152cm" svg:x2="21.1cm" svg:y2="17.152cm">
          <text:p/>
        </draw:line>
        <draw:frame draw:style-name="gr7" draw:text-style-name="P18" draw:layer="layout" svg:width="7.8cm" svg:height="1.4cm" svg:x="2.5cm" svg:y="18.2cm">
          <draw:text-box>
            <text:p>Autoregressive Transform</text:p>
          </draw:text-box>
        </draw:frame>
        <draw:frame draw:style-name="gr8" draw:text-style-name="P18" draw:layer="layout" svg:width="10.6cm" svg:height="1.673cm" svg:x="14.6cm" svg:y="18.227cm">
          <draw:text-box>
            <text:p>Inverse Autoregressive Transform</text:p>
          </draw:text-box>
        </draw:frame>
      </draw:page>
      <draw:page draw:name="page2" draw:style-name="dp1" draw:master-page-name="Default">
        <draw:custom-shape draw:style-name="gr1" draw:text-style-name="P15" draw:layer="layout" svg:width="0.8cm" svg:height="0.8cm" svg:x="4.2cm" svg:y="4.6cm">
          <text:p text:style-name="P14"><text:span text:style-name="T12">—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3" draw:layer="layout" svg:x1="4.2cm" svg:y1="5cm" svg:x2="2cm" svg:y2="5cm">
          <text:p/>
        </draw:line>
        <draw:line draw:style-name="gr3" draw:text-style-name="P6" draw:layer="layout" svg:x1="6.2cm" svg:y1="5cm" svg:x2="5cm" svg:y2="5cm">
          <text:p/>
        </draw:line>
        <draw:line draw:style-name="gr3" draw:text-style-name="P6" draw:layer="layout" svg:x1="4.6cm" svg:y1="4.599cm" svg:x2="4.6cm" svg:y2="3.499cm">
          <text:p/>
        </draw:line>
        <draw:line draw:style-name="gr3" draw:text-style-name="P6" draw:layer="layout" svg:x1="6.6cm" svg:y1="4.599cm" svg:x2="6.6cm" svg:y2="3.499cm">
          <text:p/>
        </draw:line>
        <draw:frame draw:style-name="gr4" draw:text-style-name="P8" draw:layer="layout" svg:width="1.5cm" svg:height="1.548cm" svg:x="6.2cm" svg:y="2.751cm">
          <draw:text-box>
            <text:p text:style-name="P7"><text:span text:style-name="T3">σ</text:span><text:span text:style-name="T4">0</text:span></text:p>
          </draw:text-box>
        </draw:frame>
        <draw:frame draw:style-name="gr4" draw:text-style-name="P8" draw:layer="layout" svg:width="1.5cm" svg:height="1.548cm" svg:x="4.2cm" svg:y="2.752cm">
          <draw:text-box>
            <text:p text:style-name="P7"><text:span text:style-name="T5">μ</text:span><text:span text:style-name="T6">0</text:span></text:p>
          </draw:text-box>
        </draw:frame>
        <draw:frame draw:style-name="gr4" draw:text-style-name="P10" draw:layer="layout" svg:width="1.5cm" svg:height="1.548cm" svg:x="8.5cm" svg:y="4.4cm">
          <draw:text-box>
            <text:p text:style-name="P9"><text:span text:style-name="T7">x</text:span><text:span text:style-name="T8">0</text:span></text:p>
          </draw:text-box>
        </draw:frame>
        <draw:custom-shape draw:style-name="gr5" draw:text-style-name="P12" draw:layer="layout" svg:width="1.7cm" svg:height="1.3cm" svg:x="5.7cm" svg:y="5.7cm">
          <text:p text:style-name="P11"><text:span text:style-name="T9">σ</text:span><text:span text:style-name="T6">1</text:span><text:span text:style-name="T10">(y</text:span><text:span text:style-name="T6">0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1.7cm" svg:height="1.3cm" svg:x="3.7cm" svg:y="7.2cm">
          <text:p text:style-name="P11"><text:span text:style-name="T5">μ</text:span><text:span text:style-name="T6">1</text:span><text:span text:style-name="T10">(y</text:span><text:span text:style-name="T6">0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6" draw:layer="layout" svg:x1="4.601cm" svg:y1="4.6cm" svg:x2="4.601cm" svg:y2="3.5cm">
          <text:p/>
        </draw:line>
        <draw:line draw:style-name="gr3" draw:text-style-name="P6" draw:layer="layout" svg:x1="6.601cm" svg:y1="4.6cm" svg:x2="6.601cm" svg:y2="3.5cm">
          <text:p/>
        </draw:line>
        <draw:frame draw:style-name="gr4" draw:text-style-name="P16" draw:layer="layout" svg:width="1.5cm" svg:height="1.548cm" svg:x="1.1cm" svg:y="4.352cm">
          <draw:text-box>
            <text:p text:style-name="P9"><text:span text:style-name="T7">y</text:span><text:span text:style-name="T8">0</text:span></text:p>
          </draw:text-box>
        </draw:frame>
        <draw:frame draw:style-name="gr4" draw:text-style-name="P10" draw:layer="layout" svg:width="1.5cm" svg:height="1.548cm" svg:x="1.1cm" svg:y="9.3cm">
          <draw:text-box>
            <text:p text:style-name="P9"><text:span text:style-name="T7">y</text:span><text:span text:style-name="T8">1</text:span></text:p>
          </draw:text-box>
        </draw:frame>
        <draw:custom-shape draw:style-name="gr1" draw:text-style-name="P15" draw:layer="layout" svg:width="0.8cm" svg:height="0.8cm" svg:x="6.201cm" svg:y="4.601cm">
          <text:p text:style-name="P14"><text:span text:style-name="T12">/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17" draw:layer="layout" svg:x1="2.2cm" svg:y1="5cm" svg:x2="2.2cm" svg:y2="17.6cm">
          <text:p/>
        </draw:line>
        <draw:line draw:style-name="gr6" draw:text-style-name="P17" draw:layer="layout" svg:x1="2.6cm" svg:y1="10cm" svg:x2="2.6cm" svg:y2="17.9cm">
          <text:p/>
        </draw:line>
        <draw:line draw:style-name="gr2" draw:text-style-name="P3" draw:layer="layout" svg:x1="5.7cm" svg:y1="6.3cm" svg:x2="2.2cm" svg:y2="6.3cm">
          <text:p/>
        </draw:line>
        <draw:line draw:style-name="gr2" draw:text-style-name="P3" draw:layer="layout" svg:x1="3.7cm" svg:y1="7.9cm" svg:x2="2.2cm" svg:y2="7.9cm">
          <text:p/>
        </draw:line>
        <draw:line draw:style-name="gr3" draw:text-style-name="P6" draw:layer="layout" svg:x1="4.6cm" svg:y1="4.6cm" svg:x2="4.6cm" svg:y2="3.5cm">
          <text:p/>
        </draw:line>
        <draw:line draw:style-name="gr3" draw:text-style-name="P6" draw:layer="layout" svg:x1="6.6cm" svg:y1="4.6cm" svg:x2="6.6cm" svg:y2="3.5cm">
          <text:p/>
        </draw:line>
        <draw:custom-shape draw:style-name="gr1" draw:text-style-name="P15" draw:layer="layout" svg:width="0.8cm" svg:height="0.8cm" svg:x="4.201cm" svg:y="9.601cm">
          <text:p text:style-name="P14"><text:span text:style-name="T12">—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4.601cm" svg:y1="9.6cm" svg:x2="4.601cm" svg:y2="8.5cm">
          <text:p/>
        </draw:line>
        <draw:line draw:style-name="gr3" draw:text-style-name="P6" draw:layer="layout" svg:x1="6.601cm" svg:y1="9.6cm" svg:x2="6.601cm" svg:y2="8.5cm">
          <text:p/>
        </draw:line>
        <draw:line draw:style-name="gr3" draw:text-style-name="P6" draw:layer="layout" svg:x1="4.602cm" svg:y1="9.601cm" svg:x2="4.602cm" svg:y2="8.501cm">
          <text:p/>
        </draw:line>
        <draw:line draw:style-name="gr3" draw:text-style-name="P6" draw:layer="layout" svg:x1="6.602cm" svg:y1="9.601cm" svg:x2="6.602cm" svg:y2="8.501cm">
          <text:p/>
        </draw:line>
        <draw:custom-shape draw:style-name="gr1" draw:text-style-name="P15" draw:layer="layout" svg:width="0.8cm" svg:height="0.8cm" svg:x="6.202cm" svg:y="9.602cm">
          <text:p text:style-name="P14"><text:span text:style-name="T12">/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4.601cm" svg:y1="9.601cm" svg:x2="4.601cm" svg:y2="8.501cm">
          <text:p/>
        </draw:line>
        <draw:line draw:style-name="gr3" draw:text-style-name="P6" draw:layer="layout" svg:x1="6.601cm" svg:y1="9.601cm" svg:x2="6.6cm" svg:y2="7cm">
          <text:p/>
        </draw:line>
        <draw:custom-shape draw:style-name="gr5" draw:text-style-name="P12" draw:layer="layout" svg:width="1.7cm" svg:height="1.3cm" svg:x="5.701cm" svg:y="10.7cm">
          <text:p text:style-name="P11"><text:span text:style-name="T9">σ</text:span><text:span text:style-name="T6">2</text:span><text:span text:style-name="T10">(y</text:span><text:span text:style-name="T6">0:1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1.7cm" svg:height="1.3cm" svg:x="3.701cm" svg:y="12.2cm">
          <text:p text:style-name="P11"><text:span text:style-name="T5">μ</text:span><text:span text:style-name="T11">2</text:span><text:span text:style-name="T10">(y</text:span><text:span text:style-name="T6">0:1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0" draw:layer="layout" svg:width="1.5cm" svg:height="1.548cm" svg:x="1.101cm" svg:y="14.3cm">
          <draw:text-box>
            <text:p text:style-name="P9"><text:span text:style-name="T7">y</text:span><text:span text:style-name="T8">2</text:span></text:p>
          </draw:text-box>
        </draw:frame>
        <draw:line draw:style-name="gr2" draw:text-style-name="P3" draw:layer="layout" svg:x1="5.701cm" svg:y1="11cm" svg:x2="2.201cm" svg:y2="11cm">
          <text:p/>
        </draw:line>
        <draw:line draw:style-name="gr2" draw:text-style-name="P3" draw:layer="layout" svg:x1="3.701cm" svg:y1="12.6cm" svg:x2="2.201cm" svg:y2="12.6cm">
          <text:p/>
        </draw:line>
        <draw:custom-shape draw:style-name="gr1" draw:text-style-name="P15" draw:layer="layout" svg:width="0.8cm" svg:height="0.8cm" svg:x="4.202cm" svg:y="14.601cm">
          <text:p text:style-name="P14"><text:span text:style-name="T12">—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6.202cm" svg:y1="15.001cm" svg:x2="5.002cm" svg:y2="15.001cm">
          <text:p/>
        </draw:line>
        <draw:line draw:style-name="gr3" draw:text-style-name="P6" draw:layer="layout" svg:x1="4.602cm" svg:y1="14.6cm" svg:x2="4.602cm" svg:y2="13.5cm">
          <text:p/>
        </draw:line>
        <draw:line draw:style-name="gr3" draw:text-style-name="P6" draw:layer="layout" svg:x1="6.602cm" svg:y1="14.6cm" svg:x2="6.602cm" svg:y2="13.5cm">
          <text:p/>
        </draw:line>
        <draw:line draw:style-name="gr3" draw:text-style-name="P6" draw:layer="layout" svg:x1="4.603cm" svg:y1="14.601cm" svg:x2="4.603cm" svg:y2="13.501cm">
          <text:p/>
        </draw:line>
        <draw:line draw:style-name="gr3" draw:text-style-name="P6" draw:layer="layout" svg:x1="6.603cm" svg:y1="14.601cm" svg:x2="6.603cm" svg:y2="13.501cm">
          <text:p/>
        </draw:line>
        <draw:custom-shape draw:style-name="gr1" draw:text-style-name="P15" draw:layer="layout" svg:width="0.8cm" svg:height="0.8cm" svg:x="6.203cm" svg:y="14.602cm">
          <text:p text:style-name="P14"><text:span text:style-name="T12">/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4.602cm" svg:y1="14.601cm" svg:x2="4.602cm" svg:y2="13.501cm">
          <text:p/>
        </draw:line>
        <draw:line draw:style-name="gr3" draw:text-style-name="P6" draw:layer="layout" svg:x1="6.602cm" svg:y1="14.601cm" svg:x2="6.601cm" svg:y2="12cm">
          <text:p/>
        </draw:line>
        <draw:line draw:style-name="gr2" draw:text-style-name="P3" draw:layer="layout" svg:x1="4.201cm" svg:y1="15cm" svg:x2="2.001cm" svg:y2="15cm">
          <text:p/>
        </draw:line>
        <draw:line draw:style-name="gr2" draw:text-style-name="P3" draw:layer="layout" svg:x1="4.2cm" svg:y1="10cm" svg:x2="2cm" svg:y2="10cm">
          <text:p/>
        </draw:line>
        <draw:line draw:style-name="gr3" draw:text-style-name="P6" draw:layer="layout" svg:x1="6.2cm" svg:y1="10cm" svg:x2="5cm" svg:y2="10cm">
          <text:p/>
        </draw:line>
        <draw:line draw:style-name="gr2" draw:text-style-name="P3" draw:layer="layout" svg:x1="5.701cm" svg:y1="11.3cm" svg:x2="2.6cm" svg:y2="11.3cm">
          <text:p/>
        </draw:line>
        <draw:line draw:style-name="gr2" draw:text-style-name="P3" draw:layer="layout" svg:x1="3.701cm" svg:y1="12.9cm" svg:x2="2.6cm" svg:y2="12.9cm">
          <text:p/>
        </draw:line>
        <draw:custom-shape draw:style-name="gr5" draw:text-style-name="P12" draw:layer="layout" svg:width="1.7cm" svg:height="1.3cm" svg:x="5.702cm" svg:y="15.7cm">
          <text:p text:style-name="P11"><text:span text:style-name="T9">σ</text:span><text:span text:style-name="T6">3</text:span><text:span text:style-name="T10">(y</text:span><text:span text:style-name="T6">0:2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1.7cm" svg:height="1.3cm" svg:x="3.702cm" svg:y="17.2cm">
          <text:p text:style-name="P11"><text:span text:style-name="T5">μ</text:span><text:span text:style-name="T11">3</text:span><text:span text:style-name="T10">(y</text:span><text:span text:style-name="T6">0:2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0" draw:layer="layout" svg:width="1.5cm" svg:height="1.548cm" svg:x="1.102cm" svg:y="19.3cm">
          <draw:text-box>
            <text:p text:style-name="P9"><text:span text:style-name="T7">y</text:span><text:span text:style-name="T8">3</text:span></text:p>
          </draw:text-box>
        </draw:frame>
        <draw:line draw:style-name="gr2" draw:text-style-name="P3" draw:layer="layout" svg:x1="5.702cm" svg:y1="16cm" svg:x2="2.202cm" svg:y2="16cm">
          <text:p/>
        </draw:line>
        <draw:line draw:style-name="gr2" draw:text-style-name="P3" draw:layer="layout" svg:x1="3.702cm" svg:y1="17.6cm" svg:x2="2.202cm" svg:y2="17.6cm">
          <text:p/>
        </draw:line>
        <draw:custom-shape draw:style-name="gr1" draw:text-style-name="P15" draw:layer="layout" svg:width="0.8cm" svg:height="0.8cm" svg:x="4.203cm" svg:y="19.601cm">
          <text:p text:style-name="P14"><text:span text:style-name="T12">—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6.203cm" svg:y1="20.001cm" svg:x2="5.003cm" svg:y2="20.001cm">
          <text:p/>
        </draw:line>
        <draw:line draw:style-name="gr3" draw:text-style-name="P6" draw:layer="layout" svg:x1="4.603cm" svg:y1="19.6cm" svg:x2="4.603cm" svg:y2="18.5cm">
          <text:p/>
        </draw:line>
        <draw:line draw:style-name="gr3" draw:text-style-name="P6" draw:layer="layout" svg:x1="6.603cm" svg:y1="19.6cm" svg:x2="6.603cm" svg:y2="18.5cm">
          <text:p/>
        </draw:line>
        <draw:line draw:style-name="gr3" draw:text-style-name="P6" draw:layer="layout" svg:x1="4.604cm" svg:y1="19.601cm" svg:x2="4.604cm" svg:y2="18.501cm">
          <text:p/>
        </draw:line>
        <draw:line draw:style-name="gr3" draw:text-style-name="P6" draw:layer="layout" svg:x1="6.604cm" svg:y1="19.601cm" svg:x2="6.604cm" svg:y2="18.501cm">
          <text:p/>
        </draw:line>
        <draw:custom-shape draw:style-name="gr1" draw:text-style-name="P15" draw:layer="layout" svg:width="0.8cm" svg:height="0.8cm" svg:x="6.204cm" svg:y="19.602cm">
          <text:p text:style-name="P14"><text:span text:style-name="T12">/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6" draw:layer="layout" svg:x1="4.603cm" svg:y1="19.601cm" svg:x2="4.603cm" svg:y2="18.501cm">
          <text:p/>
        </draw:line>
        <draw:line draw:style-name="gr3" draw:text-style-name="P6" draw:layer="layout" svg:x1="6.603cm" svg:y1="19.601cm" svg:x2="6.602cm" svg:y2="17cm">
          <text:p/>
        </draw:line>
        <draw:line draw:style-name="gr2" draw:text-style-name="P3" draw:layer="layout" svg:x1="4.202cm" svg:y1="20cm" svg:x2="2.002cm" svg:y2="20cm">
          <text:p/>
        </draw:line>
        <draw:line draw:style-name="gr2" draw:text-style-name="P3" draw:layer="layout" svg:x1="5.702cm" svg:y1="16.3cm" svg:x2="2.601cm" svg:y2="16.3cm">
          <text:p/>
        </draw:line>
        <draw:line draw:style-name="gr2" draw:text-style-name="P3" draw:layer="layout" svg:x1="3.702cm" svg:y1="17.9cm" svg:x2="2.601cm" svg:y2="17.9cm">
          <text:p/>
        </draw:line>
        <draw:line draw:style-name="gr6" draw:text-style-name="P17" draw:layer="layout" svg:x1="3cm" svg:y1="15cm" svg:x2="3cm" svg:y2="18.2cm">
          <text:p/>
        </draw:line>
        <draw:line draw:style-name="gr2" draw:text-style-name="P3" draw:layer="layout" svg:x1="5.703cm" svg:y1="16.6cm" svg:x2="3cm" svg:y2="16.6cm">
          <text:p/>
        </draw:line>
        <draw:line draw:style-name="gr2" draw:text-style-name="P3" draw:layer="layout" svg:x1="3.703cm" svg:y1="18.2cm" svg:x2="3cm" svg:y2="18.2cm">
          <text:p/>
        </draw:line>
        <draw:line draw:style-name="gr3" draw:text-style-name="P6" draw:layer="layout" svg:x1="8.6cm" svg:y1="5cm" svg:x2="7cm" svg:y2="5cm">
          <text:p/>
        </draw:line>
        <draw:frame draw:style-name="gr4" draw:text-style-name="P10" draw:layer="layout" svg:width="1.5cm" svg:height="1.548cm" svg:x="8.5cm" svg:y="9.4cm">
          <draw:text-box>
            <text:p text:style-name="P9"><text:span text:style-name="T7">x</text:span><text:span text:style-name="T8">1</text:span></text:p>
          </draw:text-box>
        </draw:frame>
        <draw:line draw:style-name="gr3" draw:text-style-name="P6" draw:layer="layout" svg:x1="8.6cm" svg:y1="10cm" svg:x2="7cm" svg:y2="10cm">
          <text:p/>
        </draw:line>
        <draw:frame draw:style-name="gr4" draw:text-style-name="P10" draw:layer="layout" svg:width="1.5cm" svg:height="1.548cm" svg:x="8.5cm" svg:y="14.4cm">
          <draw:text-box>
            <text:p text:style-name="P9"><text:span text:style-name="T7">x</text:span><text:span text:style-name="T8">2</text:span></text:p>
          </draw:text-box>
        </draw:frame>
        <draw:line draw:style-name="gr3" draw:text-style-name="P6" draw:layer="layout" svg:x1="8.6cm" svg:y1="15cm" svg:x2="7cm" svg:y2="15cm">
          <text:p/>
        </draw:line>
        <draw:frame draw:style-name="gr4" draw:text-style-name="P10" draw:layer="layout" svg:width="1.5cm" svg:height="1.548cm" svg:x="8.5cm" svg:y="19.4cm">
          <draw:text-box>
            <text:p text:style-name="P9"><text:span text:style-name="T7">x</text:span><text:span text:style-name="T8">3</text:span></text:p>
          </draw:text-box>
        </draw:frame>
        <draw:line draw:style-name="gr3" draw:text-style-name="P6" draw:layer="layout" svg:x1="8.6cm" svg:y1="20cm" svg:x2="7cm" svg:y2="2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adornments="Regular" style:font-family-generic="roman"/>
    <style:font-face style:name="FreeSans" svg:font-family="FreeSans" style:font-adornments="Regular" style:font-family-generic="swiss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9T09:08:24.769643109</meta:creation-date>
    <dc:date>2017-12-09T09:55:12.932956761</dc:date>
    <meta:editing-duration>PT24M31S</meta:editing-duration>
    <meta:editing-cycles>5</meta:editing-cycles>
    <meta:generator>LibreOffice/5.1.6.2$Linux_X86_64 LibreOffice_project/10m0$Build-2</meta:generator>
    <meta:document-statistic meta:object-count="208"/>
  </office:meta>
</office:document-meta>
</file>